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text-properties officeooo:rsid="00098cdb" officeooo:paragraph-rsid="00098cdb"/>
    </style:style>
    <style:style style:name="P5" style:family="paragraph" style:parent-style-name="Text_20_body">
      <style:text-properties officeooo:rsid="00098cdb" officeooo:paragraph-rsid="00098cdb"/>
    </style:style>
    <style:style style:name="P6" style:family="paragraph" style:parent-style-name="Text_20_body">
      <style:paragraph-properties fo:margin-left="0in" fo:margin-right="0in" fo:orphans="3" fo:widows="3" fo:text-indent="0in" style:auto-text-indent="false"/>
    </style:style>
    <style:style style:name="T1" style:family="text"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jango learning</text:p>
      <text:p text:style-name="P4"/>
      <text:p text:style-name="P5">It would be nice to have the correct time on our website. Go to <text:a xlink:type="simple" xlink:href="https://en.wikipedia.org/wiki/List_of_tz_database_time_zones" office:target-frame-name="_blank" xlink:show="new" text:style-name="Internet_20_link" text:visited-style-name="Visited_20_Internet_20_Link">Wikipedia's list of time zones</text:a> and copy your relevant time zone (TZ) (e.g. <text:span text:style-name="Source_20_Text">Europe/Berlin</text:span>).</text:p>
      <text:p text:style-name="Text_20_body">In <text:span text:style-name="Source_20_Text">settings.py</text:span>, find the line that contains <text:span text:style-name="Source_20_Text">TIME_ZONE</text:span> and modify it to choose your own timezone. For example:</text:p>
      <text:p text:style-name="Text_20_body">mysite/settings.py</text:p>
      <text:p text:style-name="P2"><text:span text:style-name="Source_20_Text">TIME_ZONE = 'Europe/Berlin'</text:span></text:p>
      <text:p text:style-name="P4"/>
      <text:p text:style-name="P4"/>
      <text:p text:style-name="P5">We'll also need to add a path for static files. (We'll find out all about static files and CSS later in the tutorial.) Go down to the <text:span text:style-name="Emphasis">end</text:span> of the file, and just underneath the <text:span text:style-name="Source_20_Text">STATIC_URL</text:span> entry, add a new one called <text:span text:style-name="Source_20_Text">STATIC_ROOT</text:span>:</text:p>
      <text:p text:style-name="Text_20_body">mysite/settings.py</text:p>
      <text:p text:style-name="P1"><text:span text:style-name="Source_20_Text">STATIC_URL = '/static/'</text:span></text:p>
      <text:p text:style-name="P3"><text:span text:style-name="Source_20_Text">STATIC_ROOT = BASE_DIR / 'static'</text:span></text:p>
      <text:p text:style-name="P5">When <text:span text:style-name="Source_20_Text">DEBUG</text:span> is <text:span text:style-name="Source_20_Text">True</text:span> and <text:span text:style-name="Source_20_Text">ALLOWED_HOSTS</text:span> is empty, the host is validated against <text:span text:style-name="Source_20_Text">['localhost', '127.0.0.1', '[::1]']</text:span>. This won't match our hostname on PythonAnywhere once we deploy our application so we will change the following setting:</text:p>
      <text:p text:style-name="Text_20_body">mysite/settings.py</text:p>
      <text:p text:style-name="P2"><text:span text:style-name="Source_20_Text">ALLOWED_HOSTS = ['127.0.0.1', '.pythonanywhere.com']</text:span></text:p>
      <text:p text:style-name="P5">After creating an application, we also need to tell Django that it should use it. We do that in the file <text:span text:style-name="Source_20_Text">mysite/settings.py</text:span> -- open it in your code editor. We need to find <text:span text:style-name="Source_20_Text">INSTALLED_APPS</text:span> and add a line containing <text:span text:style-name="Source_20_Text">'blog',</text:span> just above <text:span text:style-name="Source_20_Text">]</text:span>. So the final product should look like this:</text:p>
      <text:p text:style-name="Text_20_body"><text:line-break/>To add, edit and delete the posts we've just modeled, we will use Django admin.</text:p>
      <text:p text:style-name="Text_20_body">Let's open the <text:span text:style-name="Source_20_Text">blog/admin.py</text:span> file in the code editor and replace its contents with this:</text:p>
      <text:p text:style-name="Text_20_body">blog/admin.py</text:p>
      <text:p text:style-name="P1"><text:span text:style-name="Source_20_Text">from django.contrib import admin</text:span></text:p>
      <text:p text:style-name="Preformatted_20_Text"><text:span text:style-name="Source_20_Text">from .models import Post</text:span></text:p>
      <text:p text:style-name="Preformatted_20_Text"/>
      <text:p text:style-name="P3"><text:span text:style-name="Source_20_Text">admin.site.register(Post)</text:span></text:p>
      <text:p text:style-name="Text_20_body">As you can see, we import (include) the Post model defined in the previous chapter. To make our model visible on the admin page, we need to register the model with <text:span text:style-name="Source_20_Text">admin.site.register(Post)</text:span>.</text:p>
      <text:p text:style-name="Text_20_body"><text:soft-page-break/>OK, time to look at our Post model. Remember to run <text:span text:style-name="Source_20_Text">python manage.py runserver</text:span> in the console to run the web server. Go to your browser and type the address <text:a xlink:type="simple" xlink:href="http://127.0.0.1:8000/admin/" office:target-frame-name="_blank" xlink:show="new" text:style-name="Internet_20_link" text:visited-style-name="Visited_20_Internet_20_Link">http://127.0.0.1:8000/admin/</text:a>. You will see a login page like this:</text:p>
      <text:p text:style-name="P6"><text:span text:style-name="T1">To log in, you need to create a </text:span><text:span text:style-name="Emphasis">superuser</text:span><text:span text:style-name="T2"> </text:span><text:span text:style-name="T1">- a user account that has control over everything on the site. Go back to the command line, type </text:span><text:span text:style-name="Source_20_Text">python manage.py createsuperuser</text:span><text:span text:style-name="T1">, and press en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09:16:47.075524830</meta:creation-date>
    <dc:date>2022-01-19T11:09:17.750529884</dc:date>
    <meta:editing-duration>PT1H52M32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22" meta:word-count="340" meta:character-count="2068" meta:non-whitespace-character-count="1749"/>
  </office:meta>
</office:document-meta>
</file>